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3862E2A044BDA9E9597.jpg" manifest:media-type="image/jpeg"/>
  <manifest:file-entry manifest:full-path="Pictures/1000020100000400000007D0FC6B9EFB04FCFD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03cm" svg:y="-0.942cm" svg:width="15.205cm" svg:height="29.7cm" draw:z-index="0"><draw:image xlink:href="Pictures/1000020100000400000007D0FC6B9EFB04FCFDF4.png" xlink:type="simple" xlink:show="embed" xlink:actuate="onLoad"/></draw:frame></text:p>
      <text:p text:style-name="Standard"><draw:frame draw:style-name="fr2" draw:name="Image2" text:anchor-type="paragraph" svg:width="17cm" svg:height="20.978cm" draw:z-index="1"><draw:image xlink:href="Pictures/10000000000002DB000003862E2A044BDA9E959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12:52.862685402</meta:creation-date>
    <dc:date>2018-01-08T12:14:50.548298921</dc:date>
    <meta:editing-duration>PT1M5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